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3465af" draw:fill="solid" draw:fill-color="#ff00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botto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99ff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size="12pt" fo:text-shadow="none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text-shadow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cm" svg:height="2.4cm" svg:x="7.6cm" svg:y="2.5cm">
          <text:p text:style-name="P1">Dépôt Centr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8cm" svg:y1="9.4cm" svg:x2="10.5cm" svg:y2="4.9cm" draw:start-shape="id1" draw:start-glue-point="4" draw:end-shape="id2" draw:end-glue-point="6" svg:d="m16800 9400-6300-4500">
          <text:p/>
        </draw:connector>
        <draw:custom-shape draw:style-name="gr3" draw:text-style-name="P1" xml:id="id1" draw:id="id1" draw:layer="layout" svg:width="4.8cm" svg:height="2.3cm" svg:x="14.4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9cm" svg:y1="9.4cm" svg:x2="10.5cm" svg:y2="4.9cm" draw:start-shape="id3" draw:start-glue-point="4" draw:end-shape="id2" draw:end-glue-point="6" svg:d="m4900 9400 5600-4500">
          <text:p/>
        </draw:connector>
        <draw:custom-shape draw:style-name="gr3" draw:text-style-name="P1" xml:id="id3" draw:id="id3" draw:layer="layout" svg:width="4.8cm" svg:height="2.3cm" svg:x="2.5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8cm" svg:height="2.3cm" svg:x="8.2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4.9cm" svg:x2="10.6cm" svg:y2="9.4cm" draw:start-shape="id2" draw:start-glue-point="6" draw:end-shape="id4" draw:end-glue-point="4" svg:d="m10500 4900 100 4500">
          <text:p/>
        </draw:connector>
      </draw:page>
      <draw:page draw:name="page2" draw:style-name="dp1" draw:master-page-name="Default">
        <draw:custom-shape draw:style-name="gr1" draw:text-style-name="P1" xml:id="id5" draw:id="id5" draw:layer="layout" svg:width="5.8cm" svg:height="2.3cm" svg:x="3.9cm" svg:y="3.3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4.8cm" svg:height="2.3cm" svg:x="3.4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1" draw:id="id11" draw:layer="layout" svg:width="4.8cm" svg:height="2.3cm" svg:x="8.6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2" draw:id="id12" draw:layer="layout" svg:width="4.8cm" svg:height="2.3cm" svg:x="13.9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9" draw:id="id9" draw:layer="layout" svg:width="4.8cm" svg:height="2.3cm" svg:x="12.9cm" svg:y="3.3cm">
          <text:p text:style-name="P1">Intégr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.2cm" svg:height="1.7cm" svg:x="4.2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3.2cm" svg:height="1.7cm" svg:x="9.4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3.2cm" svg:height="1.7cm" svg:x="14.7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6.8cm" svg:y1="5.6cm" svg:x2="5.8cm" svg:y2="9.2cm" draw:start-shape="id5" draw:start-glue-point="6" draw:end-shape="id6" svg:d="m6800 5600-1000 3600">
          <text:p/>
        </draw:connector>
        <draw:connector draw:style-name="gr6" draw:text-style-name="P1" draw:layer="layout" draw:type="line" svg:x1="6.8cm" svg:y1="5.6cm" svg:x2="16.3cm" svg:y2="9.2cm" draw:start-shape="id5" draw:start-glue-point="6" draw:end-shape="id7" draw:end-glue-point="4" svg:d="m6800 5600 9500 3600">
          <text:p/>
        </draw:connector>
        <draw:connector draw:style-name="gr6" draw:text-style-name="P1" draw:layer="layout" draw:type="line" svg:x1="7.4cm" svg:y1="10.05cm" svg:x2="9.4cm" svg:y2="10.05cm" draw:start-shape="id6" draw:start-glue-point="7" draw:end-shape="id8" draw:end-glue-point="5" svg:d="m7400 10050h2000">
          <text:p/>
        </draw:connector>
        <draw:connector draw:style-name="gr7" draw:text-style-name="P1" draw:layer="layout" draw:type="line" svg:x1="11cm" svg:y1="9.2cm" svg:x2="15.3cm" svg:y2="5.6cm" draw:start-shape="id8" draw:start-glue-point="4" draw:end-shape="id9" draw:end-glue-point="6" svg:d="m11000 9200 4300-3600">
          <text:p/>
        </draw:connector>
        <draw:connector draw:style-name="gr7" draw:text-style-name="P1" draw:layer="layout" draw:type="line" svg:x1="16.3cm" svg:y1="9.2cm" svg:x2="15.3cm" svg:y2="5.6cm" draw:start-shape="id7" draw:start-glue-point="4" draw:end-shape="id9" draw:end-glue-point="6" svg:d="m16300 9200-1000-3600">
          <text:p/>
        </draw:connector>
        <draw:connector draw:style-name="gr6" draw:text-style-name="P1" draw:layer="layout" draw:type="line" svg:x1="6.8cm" svg:y1="5.6cm" svg:x2="11cm" svg:y2="9.2cm" draw:start-shape="id5" draw:start-glue-point="6" draw:end-shape="id8" draw:end-glue-point="4" svg:d="m6800 5600 4200 3600">
          <text:p/>
        </draw:connector>
        <draw:connector draw:style-name="gr8" draw:text-style-name="P1" draw:layer="layout" draw:type="line" svg:x1="9.7cm" svg:y1="4.45cm" svg:x2="12.9cm" svg:y2="4.45cm" draw:start-shape="id5" draw:start-glue-point="7" draw:end-shape="id9" svg:d="m9700 4450h3200">
          <text:p/>
        </draw:connector>
        <draw:connector draw:style-name="gr8" draw:text-style-name="P1" draw:layer="layout" draw:type="line" svg:x1="5.8cm" svg:y1="10.9cm" svg:x2="5.8cm" svg:y2="12.9cm" draw:start-shape="id6" draw:start-glue-point="6" draw:end-shape="id10" draw:end-glue-point="4" svg:d="m5800 10900v2000">
          <text:p/>
        </draw:connector>
        <draw:connector draw:style-name="gr8" draw:text-style-name="P1" draw:layer="layout" draw:type="line" svg:x1="11cm" svg:y1="10.9cm" svg:x2="11cm" svg:y2="12.9cm" draw:start-shape="id8" draw:start-glue-point="6" draw:end-shape="id11" draw:end-glue-point="4" svg:d="m11000 10900v2000">
          <text:p/>
        </draw:connector>
        <draw:connector draw:style-name="gr8" draw:text-style-name="P1" draw:layer="layout" draw:type="line" svg:x1="16.3cm" svg:y1="10.9cm" svg:x2="16.3cm" svg:y2="12.9cm" draw:start-shape="id7" draw:start-glue-point="6" draw:end-shape="id12" draw:end-glue-point="4" svg:d="m16300 10900v2000">
          <text:p/>
        </draw:connector>
      </draw:page>
      <draw:page draw:name="page3" draw:style-name="dp1" draw:master-page-name="Default">
        <draw:custom-shape draw:style-name="gr1" draw:text-style-name="P1" xml:id="id13" draw:id="id13" draw:layer="layout" svg:width="5.8cm" svg:height="2.4cm" svg:x="5.7cm" svg:y="1.4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4" draw:id="id14" draw:layer="layout" svg:width="4.8cm" svg:height="2.3cm" svg:x="1.3cm" svg:y="7.5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5" draw:id="id15" draw:layer="layout" svg:width="4.8cm" svg:height="2.3cm" svg:x="10.6cm" svg:y="7.5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6cm" svg:y1="3.8cm" svg:x2="3.7cm" svg:y2="7.5cm" draw:start-shape="id13" draw:start-glue-point="6" draw:end-shape="id14" draw:end-glue-point="4" svg:d="m8600 3800-4900 3700">
          <text:p/>
        </draw:connector>
        <draw:connector draw:style-name="gr8" draw:text-style-name="P1" draw:layer="layout" draw:type="line" svg:x1="8.6cm" svg:y1="3.8cm" svg:x2="13cm" svg:y2="7.5cm" draw:start-shape="id13" draw:start-glue-point="6" draw:end-shape="id15" draw:end-glue-point="4" svg:d="m8600 3800 4400 3700">
          <text:p/>
        </draw:connector>
      </draw:page>
      <draw:page draw:name="page4" draw:style-name="dp1" draw:master-page-name="Default">
        <draw:custom-shape draw:style-name="gr1" draw:text-style-name="P1" xml:id="id16" draw:id="id16" draw:layer="layout" svg:width="5.8cm" svg:height="2.4cm" svg:x="5.9cm" svg:y="1.6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7" draw:id="id17" draw:layer="layout" svg:width="4.8cm" svg:height="2.3cm" svg:x="2cm" svg:y="8.3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8" draw:id="id18" draw:layer="layout" svg:width="4.8cm" svg:height="2.3cm" svg:x="7.8cm" svg:y="8.3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0" draw:id="id20" draw:layer="layout" svg:width="4.8cm" svg:height="2.3cm" svg:x="13.5cm" svg:y="8.3cm">
          <text:p text:style-name="P1">Èv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9" draw:id="id19" draw:layer="layout" svg:width="5.2cm" svg:height="1.7cm" svg:x="13.3cm" svg:y="4cm">
          <text:p text:style-name="P1">Dépôt public</text:p>
          <text:p text:style-name="P1"><text:span text:style-name="T2">github.com/ev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8cm" svg:y1="4cm" svg:x2="4.4cm" svg:y2="8.3cm" draw:start-shape="id16" draw:start-glue-point="6" draw:end-shape="id17" draw:end-glue-point="4" svg:d="m8800 4000-4400 4300">
          <text:p/>
        </draw:connector>
        <draw:connector draw:style-name="gr8" draw:text-style-name="P1" draw:layer="layout" draw:type="line" svg:x1="10.2cm" svg:y1="8.3cm" svg:x2="8.8cm" svg:y2="4cm" draw:start-shape="id18" draw:end-shape="id16" draw:end-glue-point="6" svg:d="m10200 8300-1400-4300">
          <text:p/>
        </draw:connector>
        <draw:connector draw:style-name="gr8" draw:text-style-name="P1" draw:layer="layout" draw:type="line" svg:x1="15.9cm" svg:y1="5.7cm" svg:x2="15.9cm" svg:y2="8.3cm" draw:start-shape="id19" draw:start-glue-point="6" draw:end-shape="id20" draw:end-glue-point="4" svg:d="m15900 5700v2600">
          <text:p/>
        </draw:connector>
        <draw:connector draw:style-name="gr7" draw:text-style-name="P1" draw:layer="layout" draw:type="line" svg:x1="15.9cm" svg:y1="4cm" svg:x2="11.7cm" svg:y2="2.8cm" draw:start-shape="id19" draw:start-glue-point="4" draw:end-shape="id16" svg:d="m15900 4000-4200-1200">
          <text:p/>
        </draw:connector>
      </draw:page>
      <draw:page draw:name="page5" draw:style-name="dp1" draw:master-page-name="Default">
        <draw:custom-shape draw:style-name="gr1" draw:text-style-name="P1" xml:id="id29" draw:id="id29" draw:layer="layout" svg:width="5.8cm" svg:height="2.3cm" svg:x="2cm" svg:y="2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0" draw:id="id30" draw:layer="layout" svg:width="4.8cm" svg:height="2.3cm" svg:x="2.1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1" draw:id="id31" draw:layer="layout" svg:width="4.8cm" svg:height="2.3cm" svg:x="7.3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4.8cm" svg:height="2.3cm" svg:x="13.2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2" draw:id="id22" draw:layer="layout" svg:width="4.8cm" svg:height="2.3cm" svg:x="10.8cm" svg:y="2cm">
          <text:p text:style-name="P1">Dict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4" draw:id="id24" draw:layer="layout" svg:width="3.2cm" svg:height="1.7cm" svg:x="2.9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6" draw:id="id26" draw:layer="layout" svg:width="3.2cm" svg:height="1.7cm" svg:x="8.1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7" draw:id="id27" draw:layer="layout" svg:width="3.2cm" svg:height="1.7cm" svg:x="14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5" draw:id="id25" draw:layer="layout" svg:width="4.8cm" svg:height="2.3cm" svg:x="4.9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8" draw:id="id28" draw:layer="layout" svg:width="4.8cm" svg:height="2.3cm" svg:x="13.2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7.3cm" svg:y1="6cm" svg:x2="13.2cm" svg:y2="4.3cm" draw:start-shape="id21" draw:start-glue-point="4" draw:end-shape="id22" draw:end-glue-point="6" svg:d="m7300 6000 5900-1700">
          <text:p/>
        </draw:connector>
        <draw:connector draw:style-name="gr7" draw:text-style-name="P1" draw:layer="layout" draw:type="line" svg:x1="15.6cm" svg:y1="6cm" svg:x2="13.2cm" svg:y2="4.3cm" draw:start-shape="id23" draw:start-glue-point="4" draw:end-shape="id22" draw:end-glue-point="6" svg:d="m15600 6000-2400-1700">
          <text:p/>
        </draw:connector>
        <draw:custom-shape draw:style-name="gr5" draw:text-style-name="P1" xml:id="id23" draw:id="id23" draw:layer="layout" svg:width="3.2cm" svg:height="1.7cm" svg:x="14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1" draw:id="id21" draw:layer="layout" svg:width="3.2cm" svg:height="1.7cm" svg:x="5.7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4.5cm" svg:y1="14cm" svg:x2="7.3cm" svg:y2="11.9cm" draw:start-shape="id24" draw:start-glue-point="4" draw:end-shape="id25" draw:end-glue-point="6" svg:d="m4500 14000 2800-2100">
          <text:p/>
        </draw:connector>
        <draw:connector draw:style-name="gr7" draw:text-style-name="P1" draw:layer="layout" draw:type="line" svg:x1="9.7cm" svg:y1="14cm" svg:x2="7.3cm" svg:y2="11.9cm" draw:start-shape="id26" draw:start-glue-point="4" draw:end-shape="id25" draw:end-glue-point="6" svg:d="m9700 14000-2400-2100">
          <text:p/>
        </draw:connector>
        <draw:connector draw:style-name="gr7" draw:text-style-name="P1" draw:layer="layout" draw:type="line" svg:x1="15.6cm" svg:y1="14cm" svg:x2="15.6cm" svg:y2="11.9cm" draw:start-shape="id27" draw:start-glue-point="4" draw:end-shape="id28" draw:end-glue-point="6" svg:d="m15600 14000v-2100">
          <text:p/>
        </draw:connector>
        <draw:connector draw:style-name="gr8" draw:text-style-name="P1" draw:layer="layout" svg:x1="7.3cm" svg:y1="9.6cm" svg:x2="7.3cm" svg:y2="7.7cm" draw:start-shape="id25" draw:start-glue-point="4" draw:end-shape="id21" draw:end-glue-point="6" svg:d="m7300 9600v-1900">
          <text:p/>
        </draw:connector>
        <draw:connector draw:style-name="gr8" draw:text-style-name="P1" draw:layer="layout" svg:x1="15.6cm" svg:y1="7.7cm" svg:x2="15.6cm" svg:y2="9.6cm" draw:start-shape="id23" draw:start-glue-point="6" draw:end-shape="id28" draw:end-glue-point="4" svg:d="m15600 7700v1900">
          <text:p/>
        </draw:connector>
        <draw:connector draw:style-name="gr8" draw:text-style-name="P1" draw:layer="layout" draw:type="line" svg:x1="7.8cm" svg:y1="3.15cm" svg:x2="10.8cm" svg:y2="3.15cm" draw:start-shape="id29" draw:start-glue-point="7" draw:end-shape="id22" draw:end-glue-point="5" svg:d="m7800 3150h3000">
          <text:p/>
        </draw:connector>
        <draw:connector draw:style-name="gr8" draw:text-style-name="P1" draw:layer="layout" draw:type="line" svg:x1="4.5cm" svg:y1="15.7cm" svg:x2="4.5cm" svg:y2="17.7cm" draw:start-shape="id24" draw:start-glue-point="6" draw:end-shape="id30" draw:end-glue-point="4" svg:d="m4500 15700v2000">
          <text:p/>
        </draw:connector>
        <draw:connector draw:style-name="gr8" draw:text-style-name="P1" draw:layer="layout" draw:type="line" svg:x1="9.7cm" svg:y1="15.7cm" svg:x2="9.7cm" svg:y2="17.7cm" draw:start-shape="id26" draw:start-glue-point="6" draw:end-shape="id31" draw:end-glue-point="4" svg:d="m9700 15700v2000">
          <text:p/>
        </draw:connector>
        <draw:connector draw:style-name="gr8" draw:text-style-name="P1" draw:layer="layout" draw:type="line" svg:x1="15.6cm" svg:y1="15.7cm" svg:x2="15.6cm" svg:y2="17.7cm" draw:start-shape="id27" draw:start-glue-point="6" draw:end-shape="id32" draw:end-glue-point="4" svg:d="m15600 15700v2000">
          <text:p/>
        </draw:connector>
      </draw:page>
      <draw:page draw:name="page6" draw:style-name="dp1" draw:master-page-name="Default">
        <draw:custom-shape draw:style-name="gr10" draw:text-style-name="P2" xml:id="id33" draw:id="id33" draw:layer="layout" svg:width="4.8cm" svg:height="2.1cm" svg:x="2.2cm" svg:y="5.4cm">
          <text:p text:style-name="P1"><text:span text:style-name="T3">Répertoire de trav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4" draw:id="id34" draw:layer="layout" svg:width="4.8cm" svg:height="2.1cm" svg:x="13.1cm" svg:y="5.4cm">
          <text:p text:style-name="P1"><text:span text:style-name="T3">Index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5" draw:id="id35" draw:layer="layout" svg:width="4.8cm" svg:height="2.1cm" svg:x="13.1cm" svg:y="10.7cm">
          <text:p text:style-name="P1"><text:span text:style-name="T3">Méta-donnée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7cm" svg:y1="6.45cm" svg:x2="13.1cm" svg:y2="6.45cm" draw:start-shape="id33" draw:start-glue-point="1" draw:end-shape="id34" draw:end-glue-point="3" svg:d="m7000 6450h6100">
          <text:p/>
        </draw:connector>
        <draw:connector draw:style-name="gr14" draw:text-style-name="P4" draw:layer="layout" draw:type="line" svg:x1="15.5cm" svg:y1="7.5cm" svg:x2="15.5cm" svg:y2="10.7cm" draw:start-shape="id34" draw:start-glue-point="2" draw:end-shape="id35" svg:d="m15500 7500v3200">
          <text:p/>
        </draw:connector>
        <draw:line draw:style-name="gr15" draw:text-style-name="P1" draw:layer="layout" svg:x1="4.5cm" svg:y1="3.5cm" svg:x2="4.5cm" svg:y2="5.4cm">
          <text:p/>
        </draw:line>
        <draw:frame draw:style-name="gr16" draw:text-style-name="P5" draw:layer="layout" svg:width="6.213cm" svg:height="0.738cm" svg:x="1.7cm" svg:y="2.9cm">
          <draw:text-box>
            <text:p><text:span text:style-name="T4">Modifications de l'utilisateur</text:span></text:p>
          </draw:text-box>
        </draw:frame>
        <draw:frame draw:style-name="gr16" draw:layer="layout" svg:width="5.053cm" svg:height="0.738cm" svg:x="7.447cm" svg:y="5.662cm">
          <draw:text-box>
            <text:p text:style-name="P1"><text:span text:style-name="T5">Ajout de modifications</text:span></text:p>
          </draw:text-box>
        </draw:frame>
        <draw:frame draw:style-name="gr16" draw:layer="layout" svg:width="3.207cm" svg:height="0.738cm" svg:x="12.493cm" svg:y="8.762cm">
          <draw:text-box>
            <text:p text:style-name="P1"><text:span text:style-name="T4">Consignation</text:span></text:p>
          </draw:text-box>
        </draw:frame>
      </draw:page>
      <draw:page draw:name="Revert" draw:style-name="dp1" draw:master-page-name="Default">
        <draw:custom-shape draw:style-name="gr17" draw:text-style-name="P2" xml:id="id36" draw:id="id36" draw:layer="layout" svg:width="3.6cm" svg:height="1.7cm" svg:x="3.4cm" svg:y="6.1cm">
          <text:p text:style-name="P1"><text:span text:style-name="T3">a21790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37" draw:id="id37" draw:layer="layout" svg:width="3.6cm" svg:height="1.7cm" svg:x="8.9cm" svg:y="6.1cm">
          <text:p text:style-name="P1"><text:span text:style-name="T3">a1685c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8" draw:id="id38" draw:layer="layout" svg:width="3.6cm" svg:height="1.7cm" svg:x="14.8cm" svg:y="6.1cm">
          <text:p text:style-name="P1"><text:span text:style-name="T3">0082e2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cm" svg:y1="6.95cm" svg:x2="8.9cm" svg:y2="6.95cm" draw:start-shape="id36" draw:start-glue-point="1" draw:end-shape="id37" draw:end-glue-point="3" svg:d="m7000 6950h1900">
          <text:p/>
        </draw:connector>
        <draw:connector draw:style-name="gr15" draw:text-style-name="P1" draw:layer="layout" draw:type="line" svg:x1="12.5cm" svg:y1="6.95cm" svg:x2="14.8cm" svg:y2="6.95cm" draw:start-shape="id37" draw:start-glue-point="1" draw:end-shape="id38" svg:d="m12500 6950h2300">
          <text:p/>
        </draw:connector>
        <draw:custom-shape draw:style-name="gr17" draw:text-style-name="P2" xml:id="id39" draw:id="id39" draw:layer="layout" svg:width="3.6cm" svg:height="1.7cm" svg:x="3.4cm" svg:y="2.6cm">
          <text:p text:style-name="P1"><text:span text:style-name="T3">a2179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40" draw:id="id40" draw:layer="layout" svg:width="3.6cm" svg:height="1.7cm" svg:x="8.9cm" svg:y="2.6cm">
          <text:p text:style-name="P1"><text:span text:style-name="T3">a1685c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cm" svg:y1="3.45cm" svg:x2="8.9cm" svg:y2="3.45cm" draw:start-shape="id39" draw:start-glue-point="1" draw:end-shape="id40" draw:end-glue-point="3" svg:d="m7000 3450h1900">
          <text:p/>
        </draw:connector>
        <draw:connector draw:style-name="gr19" draw:text-style-name="P1" draw:layer="layout" draw:line-skew="0.199cm" svg:x1="5.2cm" svg:y1="7.8cm" svg:x2="16.6cm" svg:y2="7.8cm" draw:start-shape="id36" draw:start-glue-point="2" draw:end-shape="id38" svg:d="m5200 7800v700h11400v-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solid" draw:fill-gradient-name="Gradient_20_7" draw:fill-hatch-name="Hatch_20_1" draw:fill-image-name="Bitmape_20_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5T10:06:16.221000000</meta:creation-date>
    <dc:date>2014-04-18T11:09:00.20</dc:date>
    <meta:editing-duration>PT4H33M41S</meta:editing-duration>
    <meta:editing-cycles>11</meta:editing-cycles>
    <meta:generator>OpenOffice/4.0.1$Win32 OpenOffice.org_project/401m5$Build-9714</meta:generator>
    <dc:creator>justin duplessis</dc:creator>
    <meta:document-statistic meta:object-count="80"/>
  </office:meta>
</office:document-meta>
</file>